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d681" officeooo:paragraph-rsid="001fd6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a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9:59:37.347824809</meta:creation-date>
    <dc:date>2017-06-16T09:59:46.508794500</dc:date>
    <meta:editing-duration>PT9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3.3.2$Linux_X86_64 LibreOffice_project/430m0$Build-2</meta:generator>
  </office:meta>
</office:document-meta>
</file>